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Monospace" fo:font-size="11pt" style:font-size-asian="11pt" style:font-size-complex="11pt"/>
    </style:style>
    <style:style style:name="P2" style:family="paragraph" style:parent-style-name="Preformatted_20_Text">
      <style:text-properties fo:color="#000000" style:font-name="Monospace" fo:font-size="11pt" officeooo:rsid="000a3c7d" officeooo:paragraph-rsid="000a3c7d" style:font-size-asian="11pt" style:font-size-complex="11pt"/>
    </style:style>
    <style:style style:name="P3" style:family="paragraph" style:parent-style-name="Preformatted_20_Text">
      <style:text-properties fo:color="#000000" style:font-name="Monospace" fo:font-size="16pt" fo:font-weight="bold" officeooo:rsid="00064107" officeooo:paragraph-rsid="00064107" style:font-size-asian="16pt" style:font-weight-asian="bold" style:font-size-complex="16pt" style:font-weight-complex="bold"/>
    </style:style>
    <style:style style:name="P4" style:family="paragraph" style:parent-style-name="Preformatted_20_Text">
      <style:text-properties style:font-name="Monospace" fo:font-size="11pt" style:font-size-asian="11pt" style:font-size-complex="11pt"/>
    </style:style>
    <style:style style:name="P5" style:family="paragraph" style:parent-style-name="Preformatted_20_Text">
      <style:text-properties style:font-name="Monospace" fo:font-size="11pt" officeooo:paragraph-rsid="00064107" style:font-size-asian="11pt" style:font-size-complex="11pt"/>
    </style:style>
    <style:style style:name="P6" style:family="paragraph" style:parent-style-name="Preformatted_20_Text">
      <style:text-properties style:font-name="Monospace" fo:font-size="11pt" fo:font-weight="bold" style:font-size-asian="11pt" style:font-weight-asian="bold" style:font-size-complex="11pt" style:font-weight-complex="bold"/>
    </style:style>
    <style:style style:name="P7" style:family="paragraph" style:parent-style-name="Preformatted_20_Text">
      <style:paragraph-properties fo:margin-left="2.501cm" fo:margin-right="0cm" fo:text-indent="0cm" style:auto-text-indent="false"/>
      <style:text-properties style:font-name="Monospace" fo:font-size="11pt" fo:font-weight="bold" style:font-size-asian="11pt" style:font-weight-asian="bold" style:font-size-complex="11pt" style:font-weight-complex="bold"/>
    </style:style>
    <style:style style:name="P8" style:family="paragraph" style:parent-style-name="Preformatted_20_Text">
      <style:paragraph-properties fo:margin-left="2.501cm" fo:margin-right="0cm" fo:text-indent="0cm" style:auto-text-indent="false"/>
      <style:text-properties style:font-name="Monospace" fo:font-size="11pt" fo:font-weight="bold" officeooo:paragraph-rsid="000aca19" style:font-size-asian="11pt" style:font-weight-asian="bold" style:font-size-complex="11pt" style:font-weight-complex="bold"/>
    </style:style>
    <style:style style:name="P9" style:family="paragraph" style:parent-style-name="Preformatted_20_Text">
      <style:paragraph-properties fo:margin-left="2.501cm" fo:margin-right="0cm" fo:text-indent="0cm" style:auto-text-indent="false"/>
      <style:text-properties fo:color="#000000" style:font-name="Monospace" fo:font-size="11pt" fo:font-weight="bold" officeooo:rsid="00064107" officeooo:paragraph-rsid="00064107" style:font-size-asian="11pt" style:font-weight-asian="bold" style:font-size-complex="11pt" style:font-weight-complex="bold"/>
    </style:style>
    <style:style style:name="P10" style:family="paragraph" style:parent-style-name="Preformatted_20_Text">
      <style:paragraph-properties fo:margin-left="0cm" fo:margin-right="0cm" fo:text-indent="0cm" style:auto-text-indent="false"/>
      <style:text-properties style:font-name="Monospace" fo:font-size="11pt" fo:font-weight="bold" style:font-size-asian="11pt" style:font-weight-asian="bold" style:font-size-complex="11pt" style:font-weight-complex="bold"/>
    </style:style>
    <style:style style:name="P11" style:family="paragraph" style:parent-style-name="Preformatted_20_Text">
      <style:paragraph-properties fo:margin-left="2.501cm" fo:margin-right="0cm" fo:text-indent="0cm" style:auto-text-indent="false"/>
      <style:text-properties style:font-name="Monospace" fo:font-size="11pt" fo:font-weight="bold" officeooo:paragraph-rsid="000c059a" style:font-size-asian="11pt" style:font-weight-asian="bold" style:font-size-complex="11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officeooo:rsid="00064107"/>
    </style:style>
    <style:style style:name="T3" style:family="text">
      <style:text-properties fo:color="#000000" officeooo:rsid="000aca19"/>
    </style:style>
    <style:style style:name="T4" style:family="text">
      <style:text-properties fo:color="#000000" officeooo:rsid="000c059a"/>
    </style:style>
    <style:style style:name="T5" style:family="text">
      <style:text-properties officeooo:rsid="00064107"/>
    </style:style>
    <style:style style:name="T6" style:family="text">
      <style:text-properties officeooo:rsid="00075f5e"/>
    </style:style>
    <style:style style:name="T7" style:family="text">
      <style:text-properties officeooo:rsid="000bda9b"/>
    </style:style>
    <style:style style:name="T8" style:family="text">
      <style:text-properties officeooo:rsid="000c059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7">A</text:span>uf uns</text:p>
      <text:p text:style-name="P2">2014 - Andreas Bourani</text:p>
      <text:p text:style-name="P2"/>
      <text:p text:style-name="P5"><text:span text:style-name="T1">C</text:span> <text:s text:c="2"/><text:span text:style-name="T5">dm a</text:span><text:span text:style-name="T1">m</text:span> <text:s/><text:span text:style-name="T2">F/C<text:tab/><text:tab/><text:tab/><text:tab/><text:tab/><text:tab/><text:tab/><text:tab/><text:tab/><text:tab/><text:tab/></text:span><text:span text:style-name="T3">128</text:span></text:p>
      <text:p text:style-name="P4">Wer friert uns diesen Moment ein,</text:p>
      <text:p text:style-name="P4">besser kann es nicht sein.</text:p>
      <text:p text:style-name="P4">Denkt an die Tage die hinter uns liegen,</text:p>
      <text:p text:style-name="P4">wielang' wir Freude und Tränen schon teiln'.</text:p>
      <text:p text:style-name="P4"/>
      <text:p text:style-name="P5">Hier geht jeder für jeden durchs Feuer,</text:p>
      <text:p text:style-name="P5">im Regen stehn' wir niemals allein.</text:p>
      <text:p text:style-name="P5">Und solange unsre Herzen uns steuern <text:s/></text:p>
      <text:p text:style-name="P4">wird das auch immer so sein.</text:p>
      <text:p text:style-name="P4"/>
      <text:p text:style-name="P7"><text:s text:c="6"/><text:span text:style-name="T5">G</text:span> <text:s text:c="7"/><text:span text:style-name="T1">F</text:span></text:p>
      <text:p text:style-name="P7"><text:s/>Ein Hoch auf das was vor uns liegt</text:p>
      <text:p text:style-name="P7"><text:s text:c="4"/><text:span text:style-name="T5">a</text:span> <text:s text:c="7"/><text:span text:style-name="T1">G</text:span></text:p>
      <text:p text:style-name="P7"><text:s/>das es das Beste für uns gibt</text:p>
      <text:p text:style-name="P7"><text:s text:c="6"/><text:span text:style-name="T5">C/E</text:span> <text:s text:c="5"/><text:span text:style-name="T1">F</text:span></text:p>
      <text:p text:style-name="P7"><text:s/>Ein Hoch auf das was uns vereint</text:p>
      <text:p text:style-name="P7"><text:s text:c="6"/><text:span text:style-name="T5">a</text:span> <text:s text:c="4"/><text:span text:style-name="T1">G</text:span></text:p>
      <text:p text:style-name="P7"><text:s/>auf diese Zeit (auf diese Zeit)</text:p>
      <text:p text:style-name="P11"><text:s text:c="7"/><text:span text:style-name="T5">C/E</text:span> <text:s text:c="5"/><text:span text:style-name="T1">F</text:span> <text:s text:c="6"/><text:span text:style-name="T1">G</text:span> <text:s text:c="11"/><text:span text:style-name="T1">C</text:span></text:p>
      <text:p text:style-name="P10"><text:tab/><text:tab/> <text:s/>Ein Hoch auf uns(uns, auf dieses Leben,</text:p>
      <text:p text:style-name="P8"><text:s text:c="2"/><text:span text:style-name="T8">C/E <text:s/></text:span><text:s text:c="7"/><text:span text:style-name="T1">F <text:s text:c="2"/>G <text:s text:c="10"/>C</text:span></text:p>
      <text:p text:style-name="P7"><text:s text:c="2"/>auf den Moment<text:span text:style-name="T1">, </text:span>der immer bleibt</text:p>
      <text:p text:style-name="P11"><text:s text:c="2"/><text:span text:style-name="T8">C/E</text:span> <text:s text:c="9"/><text:span text:style-name="T1">F <text:s text:c="7"/>G <text:s text:c="13"/>C</text:span></text:p>
      <text:p text:style-name="P7"><text:s text:c="2"/>Ein hoch auf uns (uns<text:span text:style-name="T1">, </text:span><text:span text:style-name="T3">a</text:span>uf jetzt und ewig</text:p>
      <text:p text:style-name="P11"><text:s text:c="2"/><text:span text:style-name="T8">C/E</text:span> <text:s text:c="7"/><text:span text:style-name="T1">F</text:span> <text:s text:c="4"/><text:span text:style-name="T1">G</text:span> <text:s text:c="9"/><text:span text:style-name="T1">C <text:s text:c="2"/></text:span><text:span text:style-name="T4">Csus C</text:span></text:p>
      <text:p text:style-name="P7"><text:s text:c="2"/>auf einen Tag ... Unendlichkeit</text:p>
      <text:p text:style-name="P1"/>
      <text:p text:style-name="P4"><text:s text:c="2"/>Wir haben Flügel, schwörn' uns ewige Treue</text:p>
      <text:p text:style-name="P4"><text:s text:c="2"/>vergolden uns diesen Tag <text:s text:c="14"/></text:p>
      <text:p text:style-name="P4"><text:s text:c="2"/>Ein Leben lang ohne Reue <text:s text:c="28"/></text:p>
      <text:p text:style-name="P4"><text:s text:c="2"/>vom ersten Schritt bis ins Grab.</text:p>
      <text:p text:style-name="P4"/>
      <text:p text:style-name="P9">Chorus</text:p>
      <text:p text:style-name="P4"/>
      <text:p text:style-name="P4"><text:span text:style-name="T1">F</text:span> <text:s text:c="23"/><text:span text:style-name="T1">G</text:span></text:p>
      <text:p text:style-name="P4"><text:s text:c="2"/>Ein Feuerwerk aus Endorphinen</text:p>
      <text:p text:style-name="P4"><text:span text:style-name="T1">C</text:span> <text:s text:c="31"/><text:span text:style-name="T6">C</text:span> <text:s text:c="10"/></text:p>
      <text:p text:style-name="P4"><text:s text:c="3"/>ein Feuerwerk zieht durch die Nacht.</text:p>
      <text:p text:style-name="P4"><text:span text:style-name="T1">F</text:span> <text:s text:c="24"/><text:span text:style-name="T1">G</text:span></text:p>
      <text:p text:style-name="P4"><text:s text:c="2"/>So viele Lichter sind geblieben</text:p>
      <text:p text:style-name="P4"><text:span text:style-name="T1">C</text:span> <text:s text:c="34"/><text:span text:style-name="T1">F</text:span> <text:s text:c="5"/><text:span text:style-name="T1">G</text:span> <text:s text:c="16"/><text:span text:style-name="T1">C</text:span> <text:s text:c="2"/>(<text:span text:style-name="T1">F</text:span>/<text:span text:style-name="T1">G</text:span>/<text:span text:style-name="T1">C</text:span>)</text:p>
      <text:p text:style-name="P4">ein Augenblick der uns unsterblich macht... (unsterblich macht). . . .</text:p>
      <text:p text:style-name="P4"><text:s text:c="15"/><text:span text:style-name="T1">F</text:span></text:p>
      <text:p text:style-name="P4"/>
      <text:p text:style-name="P4"/>
      <text:p text:style-name="P6"><text:tab/><text:tab/><text:span text:style-name="T5">Choru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20:48:34.905949936</meta:creation-date>
    <dc:date>2019-07-20T12:46:06.489746604</dc:date>
    <meta:editing-duration>PT20M5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42" meta:word-count="205" meta:character-count="1378" meta:non-whitespace-character-count="813"/>
  </office:meta>
</office:document-meta>
</file>